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0.2361in" style:rel-column-width="2245*"/>
    </style:style>
    <style:style style:name="Table3.B" style:family="table-column">
      <style:table-column-properties style:column-width="2.0063in" style:rel-column-width="19083*"/>
    </style:style>
    <style:style style:name="Table3.C" style:family="table-column">
      <style:table-column-properties style:column-width="0.6424in" style:rel-column-width="6110*"/>
    </style:style>
    <style:style style:name="Table3.D" style:family="table-column">
      <style:table-column-properties style:column-width="0.5653in" style:rel-column-width="5377*"/>
    </style:style>
    <style:style style:name="Table3.E" style:family="table-column">
      <style:table-column-properties style:column-width="0.3924in" style:rel-column-width="3732*"/>
    </style:style>
    <style:style style:name="Table3.F" style:family="table-column">
      <style:table-column-properties style:column-width="0.3549in" style:rel-column-width="3375*"/>
    </style:style>
    <style:style style:name="Table3.G" style:family="table-column">
      <style:table-column-properties style:column-width="0.3563in" style:rel-column-width="3388*"/>
    </style:style>
    <style:style style:name="Table3.H" style:family="table-column">
      <style:table-column-properties style:column-width="0.3528in" style:rel-column-width="3355*"/>
    </style:style>
    <style:style style:name="Table3.I" style:family="table-column">
      <style:table-column-properties style:column-width="0.3257in" style:rel-column-width="3098*"/>
    </style:style>
    <style:style style:name="Table3.J" style:family="table-column">
      <style:table-column-properties style:column-width="0.3125in" style:rel-column-width="2972*"/>
    </style:style>
    <style:style style:name="Table3.K" style:family="table-column">
      <style:table-column-properties style:column-width="0.4257in" style:rel-column-width="4049*"/>
    </style:style>
    <style:style style:name="Table3.L" style:family="table-column">
      <style:table-column-properties style:column-width="0.3965in" style:rel-column-width="3771*"/>
    </style:style>
    <style:style style:name="Table3.M" style:family="table-column">
      <style:table-column-properties style:column-width="0.3368in" style:rel-column-width="3203*"/>
    </style:style>
    <style:style style:name="Table3.N" style:family="table-column">
      <style:table-column-properties style:column-width="0.1868in" style:rel-column-width="1777*"/>
    </style:style>
    <style:style style:name="Table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N1" style:family="table-cell">
      <style:table-cell-properties fo:background-color="transparent" fo:padding="0.0382in" fo:border="0.0007in solid #000000">
        <style:background-image/>
      </style:table-cell-properties>
    </style:style>
    <style:style style:name="P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P5" style:family="paragraph" style:parent-style-name="Table_20_Contents">
      <style:text-properties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fo:background-color="transparen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fo:font-size="10pt" fo:background-color="transparent" style:font-size-asian="10pt" style:font-size-complex="10pt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background-color="transparent" style:font-size-asian="10pt" style:font-size-complex="10pt"/>
    </style:style>
    <style:style style:name="P12" style:family="paragraph" style:parent-style-name="Heading_20_1">
      <style:paragraph-properties fo:margin-top="0.05in" fo:margin-bottom="0.0098in"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Heading_20_2">
      <style:paragraph-properties fo:margin-top="0.05in" fo:margin-bottom="0.0098in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Dept Loop</text:text-input></text:p>
      <text:p text:style-name="P9"><text:text-input text:description="&lt;o.complete_name&gt;">Department Name</text:text-input><text:span text:style-name="T1"> </text:span><text:span text:style-name="T1"><text:text-input text:description="&lt;get_employee_data(o.id)&gt;">Get Data</text:text-input></text:span></text:p>
      <text:p text:style-name="Standard"><text:text-input text:description="&lt;for each=&quot;ee in get_employee_list(o.id)&quot;&gt;">Start EE Loop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>
          <table:table-cell table:style-name="Table3.A1" office:value-type="string">
            <text:p text:style-name="P5"><text:text-input text:description="&lt;get_no(o.id)&gt;">No</text:text-input></text:p>
          </table:table-cell>
          <table:table-cell table:style-name="Table3.A1" office:value-type="string">
            <text:p text:style-name="P10"><text:text-input text:description="&lt;choose&gt;">Choose</text:text-input><text:text-input text:description="&lt;when test=&quot;lose_bonus(ee.id)&quot;&gt;">IfNB</text:text-input><text:span text:style-name="T2"><text:text-input text:description="&lt;ee.name&gt;">Name</text:text-input></text:span><text:text-input text:description="&lt;/when&gt;">EndIfNB</text:text-input><text:text-input text:description="&lt;when test=&quot;not lose_bonus(ee.id)&quot;&gt;">IfBonus</text:text-input><text:text-input text:description="&lt;ee.name&gt;">Name</text:text-input><text:text-input text:description="&lt;/when&gt;">EndIfBonus</text:text-input><text:text-input text:description="&lt;/choose&gt;">EndChoose</text:text-input></text:p>
          </table:table-cell>
          <table:table-cell table:style-name="Table3.A1" office:value-type="string">
            <text:p text:style-name="P4"><text:text-input text:description="&lt;ee.fingerprint_id&gt;">ID No</text:text-input></text:p>
          </table:table-cell>
          <table:table-cell table:style-name="Table3.A1" office:value-type="string">
            <text:p text:style-name="P6"><text:text-input text:description="&lt;ee.contract_id.wage&gt;">Wage</text:text-input></text:p>
          </table:table-cell>
          <table:table-cell table:style-name="Table3.A1" office:value-type="string">
            <text:p text:style-name="P7"><text:text-input text:description="&lt;choose&gt;">Choose</text:text-input><text:text-input text:description="&lt;when test=&quot;lose_bonus(ee.id)&quot;&gt;">IfNB</text:text-input><text:span text:style-name="T2"><text:text-input text:description="&lt;get_worked_days(ee.id)&gt;">D</text:text-input></text:span><text:text-input text:description="&lt;/when&gt;">EndIfNB</text:text-input><text:text-input text:description="&lt;when test=&quot;not lose_bonus(ee.id)&quot;&gt;">IfBonus</text:text-input><text:text-input text:description="&lt;get_worked_days(ee.id)&gt;">D</text:text-input><text:text-input text:description="&lt;/when&gt;">EndIfBonus</text:text-input><text:text-input text:description="&lt;/choose&gt;">EndChoose</text:text-input></text:p>
          </table:table-cell>
          <table:table-cell table:style-name="Table3.A1" office:value-type="string">
            <text:p text:style-name="P7"><text:text-input text:description="&lt;if test=&quot;get_paid_leave(ee.id) &gt; 0&quot;&gt;">IfPL</text:text-input><text:text-input text:description="&lt;get_paid_leave(ee.id)&gt;">PL</text:text-input><text:text-input text:description="&lt;/if&gt;">EndIfPL</text:text-input></text:p>
          </table:table-cell>
          <table:table-cell table:style-name="Table3.A1" office:value-type="string">
            <text:p text:style-name="P7"><text:text-input text:description="&lt;choose&gt;">Ch</text:text-input><text:text-input text:description="&lt;when test=&quot;get_daily_ot(ee.id) &gt; 0&quot;&gt;">If</text:text-input><text:text-input text:description="&lt;get_daily_ot(ee.id)&gt;">OTD</text:text-input> <text:s text:c="2"/><text:text-input text:description="&lt;/when&gt;">EndIf</text:text-input><text:text-input text:description="&lt;when test=&quot;1 == 1&quot;&gt;">If1=1</text:text-input>-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7"><text:text-input text:description="&lt;choose&gt;">Ch</text:text-input><text:text-input text:description="&lt;when test=&quot;get_nightly_ot(ee.id) &gt; 0&quot;&gt;">If</text:text-input><text:text-input text:description="&lt;get_nightly_ot(ee.id)&gt;">OTN</text:text-input><text:text-input text:description="&lt;/when&gt;">EndIf</text:text-input><text:text-input text:description="&lt;when test=&quot;1 == 1&quot;&gt;">If1=1</text:text-input>-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7"><text:text-input text:description="&lt;choose&gt;">Ch</text:text-input><text:text-input text:description="&lt;when test=&quot;get_restday_ot(ee.id) &gt; 0&quot;&gt;">If</text:text-input><text:text-input text:description="&lt;get_restday_ot(ee.id)&gt;">OTR</text:text-input><text:text-input text:description="&lt;/when&gt;">EndIf</text:text-input><text:text-input text:description="&lt;when test=&quot;1 == 1&quot;&gt;">If1=1</text:text-input>-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7"><text:text-input text:description="&lt;choose&gt;">Ch</text:text-input><text:text-input text:description="&lt;when test=&quot;get_holiday_ot(ee.id) &gt; 0&quot;&gt;">If</text:text-input><text:text-input text:description="&lt;get_holiday_ot(ee.id)&gt;">OTH</text:text-input><text:text-input text:description="&lt;/when&gt;">EndIf</text:text-input><text:text-input text:description="&lt;when test=&quot;1 == 1&quot;&gt;">If1=1</text:text-input>-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7"><text:text-input text:description="&lt;choose&gt;">Ch</text:text-input><text:text-input text:description="&lt;when test=&quot;get_bunch_no(ee.id) &gt; 0&quot;&gt;">If</text:text-input><text:text-input text:description="&lt;get_bunch_no(ee.id)&gt;">BUNCH</text:text-input><text:text-input text:description="&lt;/when&gt;">EndIf</text:text-input><text:text-input text:description="&lt;when test=&quot;1 == 1&quot;&gt;">If1=1</text:text-input>-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7"><text:text-input text:description="&lt;choose&gt;">Ch</text:text-input><text:text-input text:description="&lt;when test=&quot;get_awol(ee.id) &gt; 0&quot;&gt;">If</text:text-input><text:text-input text:description="&lt;get_awol(ee.id)&gt;">AWOL</text:text-input><text:text-input text:description="&lt;/when&gt;">EndIf</text:text-input><text:text-input text:description="&lt;when test=&quot;1 == 1&quot;&gt;">If1=1</text:text-input>-<text:text-input text:description="&lt;/when&gt;">EndIf</text:text-input><text:text-input text:description="&lt;/choose&gt;">EndCh</text:text-input></text:p>
          </table:table-cell>
          <table:table-cell table:style-name="Table3.A1" office:value-type="string">
            <text:p text:style-name="P7"><text:text-input text:description="&lt;choose&gt;">Ch</text:text-input><text:text-input text:description="&lt;when test=&quot;get_sickleave(ee.id) &gt; 0&quot;&gt;">If</text:text-input><text:text-input text:description="&lt;get_sickleave(ee.id)&gt;">SL</text:text-input><text:text-input text:description="&lt;/when&gt;">EndIf</text:text-input><text:text-input text:description="&lt;when test=&quot;1 == 1&quot;&gt;">If1=1</text:text-input>-<text:text-input text:description="&lt;/when&gt;">EndIf</text:text-input><text:text-input text:description="&lt;/choose&gt;">EndCh</text:text-input></text:p>
          </table:table-cell>
          <table:table-cell table:style-name="Table3.N1" office:value-type="string">
            <text:p text:style-name="P11"><text:text-input text:description="&lt;if test=&quot;lose_bonus(ee.id)&quot;&gt;">IfNB</text:text-input><text:span text:style-name="T2">X</text:span><text:text-input text:description="&lt;/if&gt;">EndIf</text:text-input></text:p>
          </table:table-cell>
        </table:table-row>
      </table:table>
      <text:p text:style-name="Standard"><text:text-input text:description="&lt;/for&gt;">End EE Loop</text:text-input></text:p>
      <text:p text:style-name="Standard"><text:text-input text:description="&lt;/for&gt;">End Dept Loop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2368in" style:rel-column-width="2252*"/>
    </style:style>
    <style:style style:name="Table2.B" style:family="table-column">
      <style:table-column-properties style:column-width="2.0132in" style:rel-column-width="19149*"/>
    </style:style>
    <style:style style:name="Table2.C" style:family="table-column">
      <style:table-column-properties style:column-width="0.6347in" style:rel-column-width="6037*"/>
    </style:style>
    <style:style style:name="Table2.D" style:family="table-column">
      <style:table-column-properties style:column-width="0.566in" style:rel-column-width="5383*"/>
    </style:style>
    <style:style style:name="Table2.E" style:family="table-column">
      <style:table-column-properties style:column-width="0.3917in" style:rel-column-width="3725*"/>
    </style:style>
    <style:style style:name="Table2.F" style:family="table-column">
      <style:table-column-properties style:column-width="0.3549in" style:rel-column-width="3375*"/>
    </style:style>
    <style:style style:name="Table2.G" style:family="table-column">
      <style:table-column-properties style:column-width="0.3569in" style:rel-column-width="3395*"/>
    </style:style>
    <style:style style:name="Table2.H" style:family="table-column">
      <style:table-column-properties style:column-width="0.3528in" style:rel-column-width="3355*"/>
    </style:style>
    <style:style style:name="Table2.I" style:family="table-column">
      <style:table-column-properties style:column-width="0.3257in" style:rel-column-width="3098*"/>
    </style:style>
    <style:style style:name="Table2.J" style:family="table-column">
      <style:table-column-properties style:column-width="0.3125in" style:rel-column-width="2972*"/>
    </style:style>
    <style:style style:name="Table2.K" style:family="table-column">
      <style:table-column-properties style:column-width="0.4257in" style:rel-column-width="4049*"/>
    </style:style>
    <style:style style:name="Table2.L" style:family="table-column">
      <style:table-column-properties style:column-width="0.3958in" style:rel-column-width="3765*"/>
    </style:style>
    <style:style style:name="Table2.M" style:family="table-column">
      <style:table-column-properties style:column-width="0.341in" style:rel-column-width="3243*"/>
    </style:style>
    <style:style style:name="Table2.N" style:family="table-column">
      <style:table-column-properties style:column-width="0.1826in" style:rel-column-width="1737*"/>
    </style:style>
    <style:style style:name="Table2.A1" style:family="table-cell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N1" style:family="table-cell">
      <style:table-cell-properties style:vertical-align="bottom" fo:padding="0.0382in" fo:border="0.0007in solid #000000"/>
    </style:style>
    <style:style style:name="Table2.G2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MP1" style:family="paragraph" style:parent-style-name="Heading_20_1">
      <style:paragraph-properties fo:margin-top="0.05in" fo:margin-bottom="0.0098in" fo:text-align="center" style:justify-single-word="false"/>
      <style:text-properties style:text-underline-style="solid" style:text-underline-width="auto" style:text-underline-color="font-color"/>
    </style:style>
    <style:style style:name="MP2" style:family="paragraph" style:parent-style-name="Heading_20_2">
      <style:paragraph-properties fo:margin-top="0.05in" fo:margin-bottom="0.0098in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 style:text-rotation-angle="90" style:text-rotation-scale="line-height"/>
    </style:style>
    <style:style style:name="MP6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6902in" fo:margin-right="0.6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Attendance Summary for <text:text-input text:description="&lt;get_start()&gt;">Start</text:text-input> - <text:text-input text:description="&lt;get_end()&gt;">End</text:text-input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column table:style-name="Table2.M"/>
          <table:table-column table:style-name="Table2.N"/>
          <table:table-row>
            <table:table-cell table:style-name="Table2.A1" table:number-rows-spanned="2" office:value-type="string">
              <text:p text:style-name="MP3">No</text:p>
            </table:table-cell>
            <table:table-cell table:style-name="Table2.A1" table:number-rows-spanned="2" office:value-type="string">
              <text:p text:style-name="MP3">Name</text:p>
            </table:table-cell>
            <table:table-cell table:style-name="Table2.A1" table:number-rows-spanned="2" office:value-type="string">
              <text:p text:style-name="MP4">ID</text:p>
            </table:table-cell>
            <table:table-cell table:style-name="Table2.A1" table:number-rows-spanned="2" office:value-type="string">
              <text:p text:style-name="MP4">Basic Salary</text:p>
            </table:table-cell>
            <table:table-cell table:style-name="Table2.A1" table:number-rows-spanned="2" office:value-type="string">
              <text:p text:style-name="MP5">Worked Days</text:p>
            </table:table-cell>
            <table:table-cell table:style-name="Table2.A1" table:number-rows-spanned="2" office:value-type="string">
              <text:p text:style-name="MP5">Paid Leave</text:p>
            </table:table-cell>
            <table:table-cell table:style-name="Table2.G1" table:number-columns-spanned="5" office:value-type="string">
              <text:p text:style-name="MP4">TOTAL OVERTIME</text:p>
            </table:table-cell>
            <table:covered-table-cell/>
            <table:covered-table-cell/>
            <table:covered-table-cell/>
            <table:covered-table-cell/>
            <table:table-cell table:style-name="Table2.A1" table:number-rows-spanned="2" office:value-type="string">
              <text:p text:style-name="MP5">Absent</text:p>
            </table:table-cell>
            <table:table-cell table:style-name="Table2.A1" table:number-rows-spanned="2" office:value-type="string">
              <text:p text:style-name="MP5">Sick Leave</text:p>
            </table:table-cell>
            <table:table-cell table:style-name="Table2.N1" table:number-rows-spanned="2" office:value-type="string">
              <text:p text:style-name="MP5">Bonus Lost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G2" office:value-type="string">
              <text:p text:style-name="MP5">6am - 10pm</text:p>
            </table:table-cell>
            <table:table-cell table:style-name="Table2.G2" office:value-type="string">
              <text:p text:style-name="MP5">10pm - 6am</text:p>
            </table:table-cell>
            <table:table-cell table:style-name="Table2.G2" office:value-type="string">
              <text:p text:style-name="MP5">Rest Day</text:p>
            </table:table-cell>
            <table:table-cell table:style-name="Table2.G2" office:value-type="string">
              <text:p text:style-name="MP5">Holiday</text:p>
            </table:table-cell>
            <table:table-cell table:style-name="Table2.G2" office:value-type="string">
              <text:p text:style-name="MP5">No Bunch</text:p>
            </table:table-cell>
            <table:covered-table-cell/>
            <table:covered-table-cell/>
            <table:covered-table-cell/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5-03-18T11:09:32</dc:date>
    <meta:editing-duration>PT2H2M57S</meta:editing-duration>
    <meta:editing-cycles>64</meta:editing-cycles>
    <meta:generator>OpenOffice.org/3.4.1$Unix OpenOffice.org_project/341m1$Build-9593</meta:generator>
    <meta:document-statistic meta:table-count="2" meta:image-count="0" meta:object-count="0" meta:page-count="1" meta:paragraph-count="36" meta:word-count="66" meta:character-count="572"/>
  </office:meta>
</office:document-meta>
</file>